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be5" officeooo:paragraph-rsid="00128be5"/>
    </style:style>
    <style:style style:name="P2" style:family="paragraph" style:parent-style-name="Standard">
      <style:text-properties officeooo:rsid="00128be5" officeooo:paragraph-rsid="0015e123"/>
    </style:style>
    <style:style style:name="P3" style:family="paragraph" style:parent-style-name="Standard">
      <style:text-properties officeooo:paragraph-rsid="0012e1da"/>
    </style:style>
    <style:style style:name="P4" style:family="paragraph" style:parent-style-name="Standard" style:list-style-name="L1">
      <style:text-properties officeooo:paragraph-rsid="0012e1da"/>
    </style:style>
    <style:style style:name="P5" style:family="paragraph" style:parent-style-name="Standard" style:list-style-name="L2">
      <style:text-properties officeooo:paragraph-rsid="0012e1da"/>
    </style:style>
    <style:style style:name="P6" style:family="paragraph" style:parent-style-name="Standard" style:list-style-name="L3">
      <style:text-properties officeooo:rsid="0012e1da" officeooo:paragraph-rsid="0012e1da"/>
    </style:style>
    <style:style style:name="P7" style:family="paragraph" style:parent-style-name="Standard" style:list-style-name="L2">
      <style:text-properties officeooo:rsid="0012e1da" officeooo:paragraph-rsid="0012e1da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2e1da" officeooo:paragraph-rsid="0012e1d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36391" officeooo:paragraph-rsid="0013639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548b1" officeooo:paragraph-rsid="001548b1" style:font-weight-asian="bold" style:font-weight-complex="bold"/>
    </style:style>
    <style:style style:name="P11" style:family="paragraph" style:parent-style-name="Standard">
      <style:text-properties officeooo:rsid="00133ecf" officeooo:paragraph-rsid="00133ecf"/>
    </style:style>
    <style:style style:name="P12" style:family="paragraph" style:parent-style-name="Standard" style:list-style-name="L3">
      <style:text-properties officeooo:rsid="00133ecf" officeooo:paragraph-rsid="00133ecf"/>
    </style:style>
    <style:style style:name="P13" style:family="paragraph" style:parent-style-name="Standard">
      <style:text-properties officeooo:rsid="00136391" officeooo:paragraph-rsid="00136391"/>
    </style:style>
    <style:style style:name="P14" style:family="paragraph" style:parent-style-name="Standard" style:list-style-name="L5">
      <style:text-properties officeooo:rsid="00136391" officeooo:paragraph-rsid="00136391"/>
    </style:style>
    <style:style style:name="P15" style:family="paragraph" style:parent-style-name="Standard">
      <style:text-properties style:text-underline-style="none" fo:font-weight="normal" officeooo:rsid="00136391" officeooo:paragraph-rsid="00136391" style:font-weight-asian="normal" style:font-weight-complex="normal"/>
    </style:style>
    <style:style style:name="P16" style:family="paragraph" style:parent-style-name="Standard" style:list-style-name="L6">
      <style:text-properties style:text-underline-style="none" fo:font-weight="normal" officeooo:rsid="001548b1" officeooo:paragraph-rsid="001548b1" style:font-weight-asian="normal" style:font-weight-complex="normal"/>
    </style:style>
    <style:style style:name="T1" style:family="text">
      <style:text-properties officeooo:rsid="00128be5"/>
    </style:style>
    <style:style style:name="T2" style:family="text">
      <style:text-properties officeooo:rsid="0012e1da"/>
    </style:style>
    <style:style style:name="T3" style:family="text">
      <style:text-properties officeooo:rsid="00133ecf"/>
    </style:style>
    <style:style style:name="T4" style:family="text">
      <style:text-properties officeooo:rsid="00136391"/>
    </style:style>
    <style:style style:name="T5" style:family="text">
      <style:text-properties style:text-position="super 58%"/>
    </style:style>
    <style:style style:name="T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officeooo:rsid="001548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</text:p>
      <text:p text:style-name="P1">- fenêtre</text:p>
      <text:p text:style-name="P1">- menu</text:p>
      <text:p text:style-name="P1">- <text:span text:style-name="T8">partie</text:span></text:p>
      <text:p text:style-name="P1">- niveaux (tableaux) → <text:span text:style-name="T8">c</text:span>a<text:span text:style-name="T8">se</text:span><text:span text:style-name="T2"> (booléen)</text:span></text:p>
      <text:p text:style-name="P1">- super classe entité → fixe (points, bonus) / <text:s/>mobiles? (pac-man, fantômes)</text:p>
      <text:p text:style-name="P1">- <text:span text:style-name="T8">musique</text:span></text:p>
      <text:p text:style-name="P1">-</text:p>
      <text:p text:style-name="P3"/>
      <text:p text:style-name="P3"/>
      <text:p text:style-name="P9">Commentaires et remarques:</text:p>
      <text:p text:style-name="P13">En mode mangeable, les fantômes, vont plus vite que toi (a part 1<text:span text:style-name="T5">er </text:span><text:span text:style-name="T6">niveau) et moins vite avec le pac-gum.</text:span></text:p>
      <text:p text:style-name="P13"><text:span text:style-name="T6">La vitesse des fantômes augmente entre chaque niveau</text:span></text:p>
      <text:p text:style-name="P2"><text:span text:style-name="T6">Tout en protected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9"><text:span text:style-name="T7">Tableau:</text:span></text:p>
      <text:p text:style-name="P15"><text:span text:style-name="T7">Classe case avec les coordonnées qui fait le lien entre tableau et les entités </text:span></text:p>
      <text:p text:style-name="P15"><text:span text:style-name="T7"/></text:p>
      <text:p text:style-name="P10"><text:span text:style-name="T7">Case:</text:span></text:p>
      <text:list xml:id="list3133726892" text:style-name="L6">
        <text:list-item>
          <text:p text:style-name="P16"><text:span text:style-name="T7">coordonnés</text:span></text:p>
        </text:list-item>
        <text:list-item>
          <text:p text:style-name="P16"><text:span text:style-name="T7">lien vers entités</text:span></text:p>
        </text:list-item>
        <text:list-item>
          <text:p text:style-name="P16"><text:span text:style-name="T7">booléen (mur ou pas)</text:span></text:p>
          <text:p text:style-name="P16"><text:span text:style-name="T7"/></text:p>
        </text:list-item>
      </text:list>
      <text:p text:style-name="P9"><text:span text:style-name="T7">Entités:</text:span></text:p>
      <text:p text:style-name="P9"><text:span text:style-name="T7"/></text:p>
      <text:p text:style-name="P8"><text:span text:style-name="T4">Entités m</text:span>obiles:</text:p>
      <text:p text:style-name="P3"><text:span text:style-name="T1">- </text:span><text:span text:style-name="T2">Pac-man:</text:span></text:p>
      <text:list xml:id="list3210906817" text:style-name="L1">
        <text:list-item>
          <text:p text:style-name="P4"><text:span text:style-name="T2">déplacements</text:span></text:p>
        </text:list-item>
      </text:list>
      <text:p text:style-name="P3"/>
      <text:p text:style-name="P3">- <text:span text:style-name="T4">Fantôme</text:span></text:p>
      <text:list xml:id="list2141347519" text:style-name="L5">
        <text:list-item>
          <text:p text:style-name="P14">attribut – pacGum (fantôme appeuré si 1)</text:p>
        </text:list-item>
      </text:list>
      <text:p text:style-name="P3"/>
      <text:p text:style-name="P8"><text:span text:style-name="T4">Entités F</text:span>ixes:</text:p>
      <text:p text:style-name="P3">- <text:span text:style-name="T2">Attribut – score</text:span></text:p>
      <text:p text:style-name="P3"/>
      <text:p text:style-name="P3">- <text:span text:style-name="T2">Bonus:</text:span></text:p>
      <text:list xml:id="list576353698" text:style-name="L2">
        <text:list-item>
          <text:p text:style-name="P7">attribut – timer <text:span text:style-name="T3">(avant disparition)</text:span></text:p>
        </text:list-item>
        <text:list-item>
          <text:p text:style-name="P5"><text:span text:style-name="T2">constructeur – design selon score </text:span><text:span text:style-name="T3">passé en paramètre</text:span></text:p>
        </text:list-item>
      </text:list>
      <text:p text:style-name="P11"/>
      <text:p text:style-name="P3"/>
      <text:p text:style-name="P3">- <text:span text:style-name="T2">Points</text:span></text:p>
      <text:list xml:id="list3449444485" text:style-name="L3">
        <text:list-item>
          <text:p text:style-name="P6">attribut – booléen <text:span text:style-name="T3">pac gum</text:span></text:p>
        </text:list-item>
        <text:list-item>
          <text:p text:style-name="P12">constructeur – définit le score selon pac gum passé en paramètr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5:47:49.407000000</meta:creation-date>
    <dc:date>2021-04-29T16:47:03.346000000</dc:date>
    <meta:editing-duration>PT18M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3" meta:word-count="145" meta:character-count="826" meta:non-whitespace-character-count="715"/>
  </office:meta>
</office:document-meta>
</file>